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Mishnah. Shekali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thalia, Jehosheba, Joas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21" is written in pencil and circled in the top right corner of the page.]</text:p>
      <text:p text:style-name="P3"/>
      <text:p text:style-name="P2">On Shekalim/</text:p>
      <text:p text:style-name="P2"/>
      <text:p text:style-name="P3">[Page 1]</text:p>
      <text:p text:style-name="P3">Brethren. <text:s/>Like the political sky, so is the religious/ atmosphere over laden with threatening clouds. <text:s/>The/ storm of conflicting opinions has already burst upon/ us. <text:s/>A warfare is being carried on in the Church/ and the press between unsparing critics, who treat the/ Bible precisely as they would use any secular book,/ and conscientious people, who are greatly scandalized/ at such proceedings. <text:s/>In that strife we ought not/ to side with either party. <text:s/>To be sure: as Israelites/ we cannot possibly agree with men who deny Moses/ the inspired authorship of the five books, that have/ been our polar star--even the sole anchor of our salva-/-tion. <text:s/>We cannot agree, because our belief in Mo-/-saism is founded on more solid ground than mere/ hereditary sediments. <text:s/>Internal evidences numerous/ and infallible support our creed. <text:s/>The intimate/ acquaintance which the author of the Pentiteuch/ shows with the language, manners and practices/ of Egypt, should suffice, if other proofs were want-/-ing, to convince the unprejudiced that we have/ been handed down and have jealously kept authentic records,/ the history and legislation of the Hebrews, as they emanated/</text:p>
      <text:p text:style-name="P3"/>
      <text:p text:style-name="P3">[Page 2]</text:p>
      <text:p text:style-name="P3"><text:soft-page-break/>from the heaven-illumined mind of one born and bred/ in the land of the Pharaohs. <text:s/>But not because/ we dare not do violence to our convictions and rob/ Moses of his right to our credence and gratitude, do/ we set our faces against all Biblical criticism, as/ an act of impiety. <text:s/><text:span text:style-name="T2">Th</text:span><text:span text:style-name="T4"> Our position is clear./ <text:s/>The planks of our platform are reason and a/ practical good understanding. <text:s/>No Jew has/ ever been demanded to subscribe to the dogma that/ the Scriptures are from beginning to end a verbal/ communication of the Supreme, miraculously guarded/ against any mistake by amanuenses or copyists./ <text:s/>An absurdity of so stupendous a nature belongs to/ other religions. <text:s/>It was never an article of faith/ in ours. <text:s/>We venerate the </text:span><text:span text:style-name="T5">Mikra</text:span><text:span text:style-name="T6">, or/ "the reading," as our Bible is termed by way of pre-/eminence. <text:s/>We cherish for it the deepest regard/ because its study softens the heart, exalts the/ mind, spiritualizes the soul; because it leads us/ on to goodness; it beckons us back when we have/ swerved from righteousness. <text:s/>We feel the divine/ breathing in psalms, which bring us penitent/</text:span></text:p>
      <text:p text:style-name="P3"><text:span text:style-name="T6"/></text:p>
      <text:p text:style-name="P3"><text:span text:style-name="T6">[Page 3]</text:span></text:p>
      <text:p text:style-name="P3"><text:span text:style-name="T6">to the footstool of Grace; in prophecies which/ picture the tender mercies of the Creator and the/ beauties of godliness. <text:s/>We see the Divinity in/ sublime morals and in touching poems, even in/ the lives of men and women that figure con-/-spicuously in the pages of Holy Writ. <text:s/>But we/ know that Isaiah spoke in a style all aglow/ with a poetry of unsurpassed excellency; that/ Jeremiah is tame in comparison with Ezekiel in his/ bold metaphors. <text:s/>We do believe that to speak as/ they fearlessly spoke, those teachers of Israel and/ their coworkers at different times must have been,/ beyond doubt, unkindled with a fire from above/ which irresistibly burst forth in words of reproof,/ of admonition, or consolation. <text:s/>But we recognize/ in them originality. <text:s/>The language was theirs, not/ God's. <text:s/>The influence which prompted the impassioned/ oration was Divine; the oration itself was human./ <text:s/>Holding this sensible, and theologically sound idea,/ we are not shocked when critics point to pos-/-sible errors in narratives, in chronology, in the/ names of persons, or in their age./</text:span></text:p>
      <text:p text:style-name="P3"><text:span text:style-name="T6"/></text:p>
      <text:p text:style-name="P3"><text:span text:style-name="T6">[Page 4]</text:span></text:p>
      <text:p text:style-name="P3"><text:span text:style-name="T6">Thus by way of illustration: It matters little to/ us, if the copyist misplaced the story of the/ first meeting of Saul and David </text:span><text:span text:style-name="T3">and gave us</text:span><text:span text:style-name="T6"> is confusedly/ </text:span><text:span text:style-name="T3">a puzzle in that passage, where</text:span><text:span text:style-name="T6"> presented so that after the vic-/-torious fight with Goliath, David </text:span><text:span text:style-name="T3">who had</text:span><text:span text:style-name="T6"> who is supposed to have often/ before played the harp to divert the gloomy thoughts/ of Saul, appears to be a complete stranger to/ the latter. <text:s/>Enough that the event which/ knit together two kindred souls--the generous Jona-/than and the brave David--is recorded for our edification./ <text:s/>So in like manner; it is of no actual importance to/ history, whether Jeojachin reigned only three months/ as stated in one place, or three months and </text:span><text:span text:style-name="T3">eleven</text:span><text:span text:style-name="T6"> ten/ days, as asserted in another. <text:s/>What concerns us is/ the sad account of the forfeiting of his crown through/ an unwise conduct, attended as it was by national ca-/-lamities. <text:s/>So also no one needs consider it a/ defect in Jewish history that Uzziah should/ differently be called Azariah. <text:s/>Our interest is en-/listed in the military genius of that king of Judah,/ and in his successes, which finally engendered pride/ and culminated into an act of impiety./</text:span></text:p>
      <text:p text:style-name="P3"><text:span text:style-name="T6"/></text:p>
      <text:p text:style-name="P3"><text:span text:style-name="T6">[Page 5]</text:span></text:p>
      <text:p text:style-name="P3"><text:span text:style-name="T6">It is in a spirit of enquiry[sic!] to learn to do right,/ and eschew evil; it is in such a spirit of meek-/-ness that we must read our Bible, admitting/ always without equivocation that discrepancies/ have crept in, despite the exceeding care exercised by/ the Scribes, and never attempting to distort the/ sense, or explain away evident mistakes./ <text:s/>Nor should we allow our </text:span><text:span text:style-name="T3">zeal</text:span><text:span text:style-name="T6"> anxiety for the intact pre-/-servation of the good book, to overpower truthfulness/ and lead us to deny that, with much which is/ noble in the lives of men of the Bible, there is/ mixed, at times, an alloy of ignobleness and hu-/-man weaknesses. <text:s/>We should use the purest/ candor, and thus disarm unsparing criticism, and,/ what is most essential, we would present Holy Writ/ before our intelligent sons and daughters in its pro-/-per light, extenuating no fault, and setting in/ bold relief what is matchlessly grand./</text:span></text:p>
      <text:p text:style-name="P3"><text:soft-page-break/><text:span text:style-name="T6">To day our </text:span><text:span text:style-name="T5">Haftarah</text:span><text:span text:style-name="T6"> invites us to contemplate/ characters, admirable in many respects, yet by/ no means all perfect, if weighed on the scales/ of impartiality. <text:s/>Indeed, we may consider it fortunate/</text:span></text:p>
      <text:p text:style-name="P3"><text:span text:style-name="T6"/></text:p>
      <text:p text:style-name="P3"><text:span text:style-name="T6">[Page 6]</text:span></text:p>
      <text:p text:style-name="P3"><text:span text:style-name="T6">that in the loss sustained of Scriptural books/ which we know only by name, was not also in-/-volved that of the books of Kings and Chronicles,/ for they supplement each other, and enable us/ to form a just criterion of our ancestors and their/ times. <text:s/>The scene which the prophetic/ lesson of this Sabbath opens to our views, lies in/ the temple. <text:s/>We behold a lad crowned with a/ diadem; a priest of commanding appearance stands/ by, and multitudes shout "long live the king."/ <text:s/>You recognize in the first Joash, or Jehoash/ as he is variously called. <text:s/>That scion of the/ stock of Judah was a brand plucked out of/ a burning fire. <text:s/>His unnatural grand mother/ Athaliah had probably left him for dead among/ all of her own son's children whom she cruelly/ murdered. <text:s/>She would reign an absolute queen/ and avenge the blood of the godless prophets, when/ Elijah had slain at the brook of Kishon./ <text:s/>Athalia had not forgotten the lessons of her mo-/-ther Jezebel--the idolatrous Sedonian who polluted/ the land with her people's worship. <text:s/>She vowed/</text:span></text:p>
      <text:p text:style-name="P3"><text:span text:style-name="T6"/></text:p>
      <text:p text:style-name="P3"><text:span text:style-name="T6">[Page 7]</text:span></text:p>
      <text:p text:style-name="P3"><text:span text:style-name="T6">to reinstate the brutal Molock and demoralize/ Israel with her abominations. <text:s/>But to defeat/ her wicked purposes, Providence had raised ano-/-ther woman. <text:s/>We do not see her in the group,/ which the picture discloses to our vision. <text:s/>For/ like a veritable Jewess she labored unseen, yet/ most effectually. <text:s/>Jehosheba was a sister to the/ late king, but not born of Athalia. <text:s/>In her/ veins flowed the blood of a mother purely Jewish./ <text:s/>On the fatal day of the massacre of the innocent,/ Jehosheba snatched the infant Joash from the jaws/ of death. <text:s/>With a throbbing heart she had hasten-/-ed out of the chamber of horrors. <text:s/>Carrying her/ burden in her arm, she looked for a place of safety./ <text:s/>She found it in the Temple, and there Joash was/ hidden from all human eyes. <text:s/>Our Haftarah/ makes Jehosheba's concealment of her infant/ nephew six years; an ancient Greek translation/ of the Bible makes it longer, which, for obvious/ reasons, might seem more probable. <text:s/>But to/ us that point is of minor importance. <text:s/>We are/ deeply interested not in the lapse of time, that the/</text:span></text:p>
      <text:p text:style-name="P3"><text:span text:style-name="T6"/></text:p>
      <text:p text:style-name="P3"><text:span text:style-name="T6">[Page 8]</text:span></text:p>
      <text:p text:style-name="P3"><text:span text:style-name="T6">compassionate Jehosheba kept watch over her/ charge that he might not be discovered, but in/ the principles which the guardian angel of that/ child instilled. <text:s/>She taught him the religion/ of Moses, and the necessity of vindicating the/ outraged Law, working upon his tender mind to/ prepare it for the wholesome reform, which that/ same child was destined to enforce. <text:s/>But/ Jehosheba was not alone in the holy task./ <text:s/>Her husband aided in it with singleness of purpose./ <text:s/>We have seen him, the priest of commanding ap-/-pearance, standing by the young diademed king./ <text:s/>Johojada was a worthy colaborer of his </text:span><text:span text:style-name="T3">wif</text:span><text:span text:style-name="T6"> wise-/hearted wife. <text:s/>His abilities, his zeal and his/ sacerdotal influence were brought to bear on the co-/-education of Joash. <text:s/>He shaped his feelings aright,/ that he might prove himself a Jew in very/ deed. <text:s/>He watched for the time when he might/ strike a blow for God and His Torah, and when/ ready to act, he admitted into his secret some/ trusty officers of the government, who held Athaliah's/ iniquities in abhorrence, and laid out a plan for/</text:span></text:p>
      <text:p text:style-name="P3"><text:span text:style-name="T6"/></text:p>
      <text:p text:style-name="P3"><text:span text:style-name="T6">[Page 9]</text:span></text:p>
      <text:p text:style-name="P3"><text:span text:style-name="T6">dethroning the usurper and placing the crown/ on the head of the legitimate descendant of David./ <text:s/>The Haftarah for this Sabbath begins with a verse/ on which the entire section hinges. <text:s/>I need not/ say that the Sages, who arranged the prophetic/ lessons to correspond, as far as possible, to the Pen-/-teteuchal lessons, chose this because it has refer-/-ence to the offering of silver shekels for the Temple ser-/-vice, or as the book of Chronicles calls it "the con-/-tribution fixed by Moses the servant of the Lord"./ <text:s/>I could but repeat myself by speaking of that/ institution; its origin and object, but I can/ never be guilty </text:span><text:soft-page-break/><text:span text:style-name="T6">of self-plagiarism by an allu-/-sion to the nature of the agreement into which/ the newly proclaimed </text:span><text:span text:style-name="T3">king</text:span><text:span text:style-name="T6"> sovereign and his/ subjects entered. <text:s/>Let me read it: "Johojada made/ a covenant between the Lord and the king and the/ people that they would be the Lord's people."/ <text:s/>Understand it. <text:s/>They all should be on a par in the/ discharge of sacred obligations. <text:s/>He that were/ the insignia of royalty and the humblest inhabitant/ of Judea should equally bow to a superior power./</text:span></text:p>
      <text:p text:style-name="P3"><text:span text:style-name="T6"/></text:p>
      <text:p text:style-name="P3"><text:span text:style-name="T6">[Page 10]</text:span></text:p>
      <text:p text:style-name="P3"><text:span text:style-name="T6">Mosaism was the constitution to which every Jew/ should swear allegiance, and every Jew both the/ highest and the lowliest should constitute himself/ a sentinel sounding the alarm and repelling the/ intruder who dares to attack that bulwark of our/ defence[sic!]. <text:s/>Joash seated on a throne could claim/ regard only so long as he, like the least in his kingdom,/ obeyed the ordinances of the Law. <text:s/>What a lesson/ to our crownless kings and queens, who no sooner/ ascend a step higher in the social ladder than they turn around/ to look down with contempt upon the adherents of/ the precepts! <text:s/>What a rebuke to those whom the/ will of the faithful has uplifted to a congregational/ height, but who from thence beckon the people/ up to the road of infidelity! <text:s/>If thou who are/ elevated by reason of their commercial standing or/ their learning, would enter into a covenant with God/ to be His people, we might boast of a Philadelphia/ community of Hebrews, eminently consistent, and uni-/-versally respected, because self-respecting. <text:s/>To the/ women of Israel especially does the history of Joash/ commend</text:span><text:span text:style-name="T3">s</text:span><text:span text:style-name="T6"> itself. <text:s/>It unfolds for their contemplation/</text:span></text:p>
      <text:p text:style-name="P3"><text:span text:style-name="T6"/></text:p>
      <text:p text:style-name="P3"><text:span text:style-name="T6">[Page 11]</text:span></text:p>
      <text:p text:style-name="P3"><text:span text:style-name="T6">the labors of years spent by one of their sex to train a/ Jew Jewishly,--to </text:span><text:span text:style-name="T3">shape</text:span><text:span text:style-name="T6"> mould his mind so that/ he might find it in his power to restore/ a polluted </text:span><text:span text:style-name="T3">faith</text:span><text:span text:style-name="T6"> religion to its pristine purity. <text:s/>Jeho-/-sheba's example tells her sisters in faith, more/ forcibly than I could, that a woman has the heart/ of the child in her hand, and, under the guidance/ of Providence, it rests with her to make that child/ a champion of godliness or a leader of </text:span><text:span text:style-name="T3">infidelity</text:span><text:span text:style-name="T6"> disbelief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4:35:40.53</meta:creation-date>
    <meta:document-statistic meta:table-count="0" meta:image-count="0" meta:object-count="0" meta:page-count="5" meta:paragraph-count="86" meta:word-count="2142" meta:character-count="13008"/>
    <dc:date>2013-01-30T15:20:59.40</dc:date>
    <meta:editing-duration>PT10M56S</meta:editing-duration>
    <meta:editing-cycles>1</meta:editing-cycles>
    <meta:generator>OpenOffice.org/3.4.1$Win32 OpenOffice.org_project/341m1$Build-9593</meta:generator>
  </office:meta>
</office:document-meta>
</file>